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5ac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5ac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5ac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5ac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5ac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5ac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5ac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5ac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5ac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5ac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5ac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5ac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5ac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5ac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5ac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5ac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5ac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é Alejandro Díaz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2/200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82282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orinee Del Valle Maita Ina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8597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8.0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4" meta:non-whitespace-character-count="1005"/>
    <meta:template xlink:type="simple" xlink:actuate="onRequest" xlink:title="Normal" xlink:href=""/>
  </office:meta>
</office:document-meta>
</file>